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LUMNS_IN_ACTIVIT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LUMN</text:p>
          </table:table-cell>
          <table:table-cell office:value-type="string" table:style-name="ce2">
            <text:p>TABLE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M_ADD_ONE</text:p>
          </table:table-cell>
          <table:table-cell office:value-type="string" table:number-columns-spanned="1" table:number-rows-spanned="9" table:style-name="ce4">
            <text:p>CMS_ADDR_MA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M_ADD_TWO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AM_CITY_NAME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AM_PIN_CODE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AM_EMAIL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AM_ADD_THREE<text:s text:c="2"/>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AM_PHONE_ONE<text:s/>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AM_PHONE_TWO<text:s text:c="2"/>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AM_MOBL_ONE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CM_FIRST_NAME</text:p>
          </table:table-cell>
          <table:table-cell office:value-type="string" table:number-columns-spanned="1" table:number-rows-spanned="3" table:style-name="ce4">
            <text:p>CMS_CUST_MAST</text:p>
          </table:table-cell>
          <table:table-cell table:number-columns-repeated="2" table:style-name="ce1"/>
          <table:table-cell office:value-type="string" table:number-columns-spanned="3" table:number-rows-spanned="1" table:style-name="ce4">
            <text:p>VMS_RSI0243</text:p>
          </table:table-cell>
          <table:covered-table-cell table:number-columns-repeated="2"/>
          <table:table-cell table:number-columns-repeated="16377" table:style-name="ce1"/>
        </table:table-row>
        <table:table-row table:style-name="ro1">
          <table:table-cell office:value-type="string" table:style-name="ce3">
            <text:p>CCM_LAST_NAME<text:s text:c="3"/>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CM_USER_NAME</text:p>
          </table:table-cell>
          <table:covered-table-cell/>
          <table:table-cell table:number-columns-repeated="2" table:style-name="ce1"/>
          <table:table-cell office:value-type="string" table:number-columns-spanned="10" table:number-rows-spanned="2" table:style-name="ce5">
            <text:p>Activity will encrypt and decrypt records in the listed tables and columns depending on the product configuration and validation</text:p>
          </table:table-cell>
          <table:covered-table-cell table:number-columns-repeated="9"/>
          <table:table-cell table:number-columns-repeated="16370"/>
        </table:table-row>
        <table:table-row table:style-name="ro1">
          <table:table-cell office:value-type="string" table:style-name="ce3">
            <text:p>CCI_SEG12_NAME_LINE1<text:s text:c="31"/></text:p>
          </table:table-cell>
          <table:table-cell office:value-type="string" table:number-columns-spanned="1" table:number-rows-spanned="16" table:style-name="ce4">
            <text:p>CMS_CAF_INFO_ENTRY</text:p>
          </table:table-cell>
          <table:table-cell table:number-columns-repeated="2" table:style-name="ce1"/>
          <table:covered-table-cell/>
          <table:covered-table-cell table:number-columns-repeated="9"/>
          <table:table-cell table:number-columns-repeated="16370"/>
        </table:table-row>
        <table:table-row table:style-name="ro1">
          <table:table-cell office:value-type="string" table:style-name="ce3">
            <text:p>CCI_SEG12_NAME_LINE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CI_SEG12_ADDR_LINE1</text:p>
          </table:table-cell>
          <table:covered-table-cell/>
          <table:table-cell table:number-columns-repeated="2" table:style-name="ce1"/>
          <table:table-cell office:value-type="string" table:number-columns-spanned="10" table:number-rows-spanned="1" table:style-name="ce6">
            <text:p>These columns may have encrypted or clear value depend on product configuration</text:p>
          </table:table-cell>
          <table:covered-table-cell table:number-columns-repeated="9"/>
          <table:table-cell table:number-columns-repeated="16370"/>
        </table:table-row>
        <table:table-row table:style-name="ro1">
          <table:table-cell office:value-type="string" table:style-name="ce3">
            <text:p>CCI_SEG12_ADDR_LINE2</text:p>
          </table:table-cell>
          <table:covered-table-cell/>
          <table:table-cell table:number-columns-repeated="2" table:style-name="ce1"/>
          <table:table-cell office:value-type="string" table:number-columns-spanned="10" table:number-rows-spanned="2" table:style-name="ce7">
            <text:p>In any of these table, the column ending with _encr will always have encrypted values,those columns are not updated for clear value part of this VMS_RSI0243activity</text:p>
          </table:table-cell>
          <table:covered-table-cell table:number-columns-repeated="9"/>
          <table:table-cell table:number-columns-repeated="16370"/>
        </table:table-row>
        <table:table-row table:style-name="ro1">
          <table:table-cell office:value-type="string" table:style-name="ce3">
            <text:p>CCI_SEG12_CITY</text:p>
          </table:table-cell>
          <table:covered-table-cell/>
          <table:table-cell table:number-columns-repeated="2" table:style-name="ce1"/>
          <table:covered-table-cell/>
          <table:covered-table-cell table:number-columns-repeated="9"/>
          <table:table-cell table:number-columns-repeated="16370"/>
        </table:table-row>
        <table:table-row table:style-name="ro1">
          <table:table-cell office:value-type="string" table:style-name="ce3">
            <text:p>CCI_SEG12_POSTAL_CODE<text:s/>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CI_SEG12_EMAILID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CI_MOTHERS_MAIDEN_NAME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CI_SEG12_MOBILENO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CI_SEG13_POSTAL_CODE<text:s/>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CI_SEG12_HOMEPHONE_NO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CI_SEG13_ADDR_LINE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CI_SEG13_ADDR_LINE2<text:s/>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CI_SEG13_CITY<text:s/>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CI_SEG13_MOBILENO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CI_SEG13_HOMEPHONE_NO<text:s/>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3">
            <text:p>CAM_DISP_NAME</text:p>
          </table:table-cell>
          <table:table-cell office:value-type="string" table:style-name="ce2">
            <text:p>CMS_APPL_MA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P_DISP_NAME</text:p>
          </table:table-cell>
          <table:table-cell office:value-type="string" table:style-name="ce2">
            <text:p>CMS_APPL_PAN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OL_EMBOSSEDLINE<text:s text:c="20"/></text:p>
          </table:table-cell>
          <table:table-cell office:value-type="string" table:number-columns-spanned="1" table:number-rows-spanned="5" table:style-name="ce4">
            <text:p>VMS_ORDER_LINEITE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OL_EMBOSSED_LINE1<text:s text:c="22"/>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OL_CARRIER_MSG<text:s text:c="20"/>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OL_CARRIER_FROM<text:s text:c="20"/>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OL_CARRIER_TO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OD_ADDRESS_LINE1<text:s text:c="2"/></text:p>
          </table:table-cell>
          <table:table-cell office:value-type="string" table:number-columns-spanned="1" table:number-rows-spanned="13" table:style-name="ce4">
            <text:p>VMS_ORDER_DETAIL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OD_ADDRESS_LINE2<text:s text:c="3"/>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OD_CITY<text:s/>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OD_POSTALCODE<text:s/>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OD_FIRSTNAME<text:s/>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OD_LASTNAME<text:s/>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OD_STATE<text:s/>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OD_MIDDLEINITIAL<text:s/>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OD_PHONE<text:s/>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OD_COUNTRY<text:s/>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OD_ADDRESS_LINE3<text:s text:c="2"/>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OD_SHIP_TO_COMPANYNAME<text:s/>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OD_EMAIL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SD_CONTACT_NAME</text:p>
          </table:table-cell>
          <table:table-cell office:value-type="string" table:number-columns-spanned="1" table:number-rows-spanned="7" table:style-name="ce4">
            <text:p>VMS_SHIPMENTFILE_DAT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SD_SHIP_TO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SD_ADDRESS_ON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SD_ADDRESS_TWO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SD_CITY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SD_STAT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VSD_ZIP</text:p>
          </table:table-cell>
          <table:covered-table-cell/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baidur Rahman H</meta:initial-creator>
    <dc:creator>Ubaidur Rahman</dc:creator>
    <meta:creation-date>2015-06-05T18:17:20Z</meta:creation-date>
    <dc:date>2020-06-10T12:25:10Z</dc:date>
  </office:meta>
</office:document-meta>
</file>